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008in" svg:y="0.0394in">
            <draw:object draw:notify-on-update-of-ranges="Sheet1.A1:Sheet1.A161 Sheet1.B1:Sheet1.B1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.94074069399994" calcext:value-type="float">
            <text:p>3.940740694</text:p>
          </table:table-cell>
          <table:table-cell office:value-type="float" office:value="15.2255640903636" calcext:value-type="float">
            <text:p>15.2255640904</text:p>
          </table:table-cell>
        </table:table-row>
        <table:table-row table:style-name="ro1">
          <table:table-cell office:value-type="float" office:value="4.55124558099988" calcext:value-type="float">
            <text:p>4.551245581</text:p>
          </table:table-cell>
          <table:table-cell office:value-type="float" office:value="98.2793115626714" calcext:value-type="float">
            <text:p>98.2793115627</text:p>
          </table:table-cell>
        </table:table-row>
        <table:table-row table:style-name="ro1">
          <table:table-cell office:value-type="float" office:value="4.94846196799995" calcext:value-type="float">
            <text:p>4.948461968</text:p>
          </table:table-cell>
          <table:table-cell office:value-type="float" office:value="151.051170001174" calcext:value-type="float">
            <text:p>151.0511700012</text:p>
          </table:table-cell>
        </table:table-row>
        <table:table-row table:style-name="ro1">
          <table:table-cell office:value-type="float" office:value="5.26943339499985" calcext:value-type="float">
            <text:p>5.269433395</text:p>
          </table:table-cell>
          <table:table-cell office:value-type="float" office:value="186.932527174819" calcext:value-type="float">
            <text:p>186.9325271748</text:p>
          </table:table-cell>
        </table:table-row>
        <table:table-row table:style-name="ro1">
          <table:table-cell office:value-type="float" office:value="5.54827424999985" calcext:value-type="float">
            <text:p>5.54827425</text:p>
          </table:table-cell>
          <table:table-cell office:value-type="float" office:value="215.176502740247" calcext:value-type="float">
            <text:p>215.1765027402</text:p>
          </table:table-cell>
        </table:table-row>
        <table:table-row table:style-name="ro1">
          <table:table-cell office:value-type="float" office:value="5.80232055599981" calcext:value-type="float">
            <text:p>5.802320556</text:p>
          </table:table-cell>
          <table:table-cell office:value-type="float" office:value="236.177415624412" calcext:value-type="float">
            <text:p>236.1774156244</text:p>
          </table:table-cell>
        </table:table-row>
        <table:table-row table:style-name="ro1">
          <table:table-cell office:value-type="float" office:value="6.03748968499986" calcext:value-type="float">
            <text:p>6.037489685</text:p>
          </table:table-cell>
          <table:table-cell office:value-type="float" office:value="255.135528439149" calcext:value-type="float">
            <text:p>255.1355284391</text:p>
          </table:table-cell>
        </table:table-row>
        <table:table-row table:style-name="ro1">
          <table:table-cell office:value-type="float" office:value="6.26243688799991" calcext:value-type="float">
            <text:p>6.262436888</text:p>
          </table:table-cell>
          <table:table-cell office:value-type="float" office:value="266.729255575518" calcext:value-type="float">
            <text:p>266.7292555755</text:p>
          </table:table-cell>
        </table:table-row>
        <table:table-row table:style-name="ro1">
          <table:table-cell office:value-type="float" office:value="6.47496220799985" calcext:value-type="float">
            <text:p>6.474962208</text:p>
          </table:table-cell>
          <table:table-cell office:value-type="float" office:value="282.319302001365" calcext:value-type="float">
            <text:p>282.3193020014</text:p>
          </table:table-cell>
        </table:table-row>
        <table:table-row table:style-name="ro1">
          <table:table-cell office:value-type="float" office:value="6.68268531599983" calcext:value-type="float">
            <text:p>6.682685316</text:p>
          </table:table-cell>
          <table:table-cell office:value-type="float" office:value="288.846053661036" calcext:value-type="float">
            <text:p>288.846053661</text:p>
          </table:table-cell>
        </table:table-row>
        <table:table-row table:style-name="ro1">
          <table:table-cell office:value-type="float" office:value="6.88198812199994" calcext:value-type="float">
            <text:p>6.881988122</text:p>
          </table:table-cell>
          <table:table-cell office:value-type="float" office:value="301.049449348788" calcext:value-type="float">
            <text:p>301.0494493488</text:p>
          </table:table-cell>
        </table:table-row>
        <table:table-row table:style-name="ro1">
          <table:table-cell office:value-type="float" office:value="7.07620173700002" calcext:value-type="float">
            <text:p>7.076201737</text:p>
          </table:table-cell>
          <table:table-cell office:value-type="float" office:value="308.938176141642" calcext:value-type="float">
            <text:p>308.9381761416</text:p>
          </table:table-cell>
        </table:table-row>
        <table:table-row table:style-name="ro1">
          <table:table-cell office:value-type="float" office:value="7.26555631699989" calcext:value-type="float">
            <text:p>7.265556317</text:p>
          </table:table-cell>
          <table:table-cell office:value-type="float" office:value="316.865850300746" calcext:value-type="float">
            <text:p>316.8658503007</text:p>
          </table:table-cell>
        </table:table-row>
        <table:table-row table:style-name="ro1">
          <table:table-cell office:value-type="float" office:value="7.45021493599984" calcext:value-type="float">
            <text:p>7.450214936</text:p>
          </table:table-cell>
          <table:table-cell office:value-type="float" office:value="324.92390728871" calcext:value-type="float">
            <text:p>324.9239072887</text:p>
          </table:table-cell>
        </table:table-row>
        <table:table-row table:style-name="ro1">
          <table:table-cell office:value-type="float" office:value="7.63052051299997" calcext:value-type="float">
            <text:p>7.630520513</text:p>
          </table:table-cell>
          <table:table-cell office:value-type="float" office:value="332.768409043487" calcext:value-type="float">
            <text:p>332.7684090435</text:p>
          </table:table-cell>
        </table:table-row>
        <table:table-row table:style-name="ro1">
          <table:table-cell office:value-type="float" office:value="7.8070671129999" calcext:value-type="float">
            <text:p>7.807067113</text:p>
          </table:table-cell>
          <table:table-cell office:value-type="float" office:value="339.853613720237" calcext:value-type="float">
            <text:p>339.8536137202</text:p>
          </table:table-cell>
        </table:table-row>
        <table:table-row table:style-name="ro1">
          <table:table-cell office:value-type="float" office:value="7.98126698299984" calcext:value-type="float">
            <text:p>7.981266983</text:p>
          </table:table-cell>
          <table:table-cell office:value-type="float" office:value="344.431944754156" calcext:value-type="float">
            <text:p>344.4319447542</text:p>
          </table:table-cell>
        </table:table-row>
        <table:table-row table:style-name="ro1">
          <table:table-cell office:value-type="float" office:value="8.151757825" calcext:value-type="float">
            <text:p>8.151757825</text:p>
          </table:table-cell>
          <table:table-cell office:value-type="float" office:value="351.925061170984" calcext:value-type="float">
            <text:p>351.925061171</text:p>
          </table:table-cell>
        </table:table-row>
        <table:table-row table:style-name="ro1">
          <table:table-cell office:value-type="float" office:value="8.31969813199999" calcext:value-type="float">
            <text:p>8.319698132</text:p>
          </table:table-cell>
          <table:table-cell office:value-type="float" office:value="357.269800632238" calcext:value-type="float">
            <text:p>357.2698006322</text:p>
          </table:table-cell>
        </table:table-row>
        <table:table-row table:style-name="ro1">
          <table:table-cell office:value-type="float" office:value="8.48533983499988" calcext:value-type="float">
            <text:p>8.485339835</text:p>
          </table:table-cell>
          <table:table-cell office:value-type="float" office:value="362.227620903168" calcext:value-type="float">
            <text:p>362.2276209032</text:p>
          </table:table-cell>
        </table:table-row>
        <table:table-row table:style-name="ro1">
          <table:table-cell office:value-type="float" office:value="8.64852850499983" calcext:value-type="float">
            <text:p>8.648528505</text:p>
          </table:table-cell>
          <table:table-cell office:value-type="float" office:value="367.672584132323" calcext:value-type="float">
            <text:p>367.6725841323</text:p>
          </table:table-cell>
        </table:table-row>
        <table:table-row table:style-name="ro1">
          <table:table-cell office:value-type="float" office:value="8.81038221999984" calcext:value-type="float">
            <text:p>8.81038222</text:p>
          </table:table-cell>
          <table:table-cell office:value-type="float" office:value="370.705114800717" calcext:value-type="float">
            <text:p>370.7051148007</text:p>
          </table:table-cell>
        </table:table-row>
        <table:table-row table:style-name="ro1">
          <table:table-cell office:value-type="float" office:value="8.96975347499983" calcext:value-type="float">
            <text:p>8.969753475</text:p>
          </table:table-cell>
          <table:table-cell office:value-type="float" office:value="376.479434763825" calcext:value-type="float">
            <text:p>376.4794347638</text:p>
          </table:table-cell>
        </table:table-row>
        <table:table-row table:style-name="ro1">
          <table:table-cell office:value-type="float" office:value="9.12742435699988" calcext:value-type="float">
            <text:p>9.127424357</text:p>
          </table:table-cell>
          <table:table-cell office:value-type="float" office:value="380.539508873819" calcext:value-type="float">
            <text:p>380.5395088738</text:p>
          </table:table-cell>
        </table:table-row>
        <table:table-row table:style-name="ro1">
          <table:table-cell office:value-type="float" office:value="9.28420674499989" calcext:value-type="float">
            <text:p>9.284206745</text:p>
          </table:table-cell>
          <table:table-cell office:value-type="float" office:value="382.696046191081" calcext:value-type="float">
            <text:p>382.6960461911</text:p>
          </table:table-cell>
        </table:table-row>
        <table:table-row table:style-name="ro1">
          <table:table-cell office:value-type="float" office:value="9.43904318599994" calcext:value-type="float">
            <text:p>9.439043186</text:p>
          </table:table-cell>
          <table:table-cell office:value-type="float" office:value="387.505677684643" calcext:value-type="float">
            <text:p>387.5056776846</text:p>
          </table:table-cell>
        </table:table-row>
        <table:table-row table:style-name="ro1">
          <table:table-cell office:value-type="float" office:value="9.59227795299989" calcext:value-type="float">
            <text:p>9.592277953</text:p>
          </table:table-cell>
          <table:table-cell office:value-type="float" office:value="391.556049418057" calcext:value-type="float">
            <text:p>391.5560494181</text:p>
          </table:table-cell>
        </table:table-row>
        <table:table-row table:style-name="ro1">
          <table:table-cell office:value-type="float" office:value="9.74455505799983" calcext:value-type="float">
            <text:p>9.744555058</text:p>
          </table:table-cell>
          <table:table-cell office:value-type="float" office:value="394.018523007933" calcext:value-type="float">
            <text:p>394.0185230079</text:p>
          </table:table-cell>
        </table:table-row>
        <table:table-row table:style-name="ro1">
          <table:table-cell office:value-type="float" office:value="9.8953469999999" calcext:value-type="float">
            <text:p>9.895347</text:p>
          </table:table-cell>
          <table:table-cell office:value-type="float" office:value="397.899245836177" calcext:value-type="float">
            <text:p>397.8992458362</text:p>
          </table:table-cell>
        </table:table-row>
        <table:table-row table:style-name="ro1">
          <table:table-cell office:value-type="float" office:value="10.0448917479998" calcext:value-type="float">
            <text:p>10.044891748</text:p>
          </table:table-cell>
          <table:table-cell office:value-type="float" office:value="401.217701072523" calcext:value-type="float">
            <text:p>401.2177010725</text:p>
          </table:table-cell>
        </table:table-row>
        <table:table-row table:style-name="ro1">
          <table:table-cell office:value-type="float" office:value="10.193104771" calcext:value-type="float">
            <text:p>10.193104771</text:p>
          </table:table-cell>
          <table:table-cell office:value-type="float" office:value="404.822726002546" calcext:value-type="float">
            <text:p>404.8227260025</text:p>
          </table:table-cell>
        </table:table-row>
        <table:table-row table:style-name="ro1">
          <table:table-cell office:value-type="float" office:value="10.3401897159999" calcext:value-type="float">
            <text:p>10.340189716</text:p>
          </table:table-cell>
          <table:table-cell office:value-type="float" office:value="407.92754146263" calcext:value-type="float">
            <text:p>407.9275414626</text:p>
          </table:table-cell>
        </table:table-row>
        <table:table-row table:style-name="ro1">
          <table:table-cell office:value-type="float" office:value="10.4862817389999" calcext:value-type="float">
            <text:p>10.486281739</text:p>
          </table:table-cell>
          <table:table-cell office:value-type="float" office:value="410.700042123626" calcext:value-type="float">
            <text:p>410.7000421236</text:p>
          </table:table-cell>
        </table:table-row>
        <table:table-row table:style-name="ro1">
          <table:table-cell office:value-type="float" office:value="10.6314472469999" calcext:value-type="float">
            <text:p>10.631447247</text:p>
          </table:table-cell>
          <table:table-cell office:value-type="float" office:value="413.321324236359" calcext:value-type="float">
            <text:p>413.3213242364</text:p>
          </table:table-cell>
        </table:table-row>
        <table:table-row table:style-name="ro1">
          <table:table-cell office:value-type="float" office:value="10.7752697789999" calcext:value-type="float">
            <text:p>10.775269779</text:p>
          </table:table-cell>
          <table:table-cell office:value-type="float" office:value="417.180807246362" calcext:value-type="float">
            <text:p>417.1808072464</text:p>
          </table:table-cell>
        </table:table-row>
        <table:table-row table:style-name="ro1">
          <table:table-cell office:value-type="float" office:value="10.9182316819999" calcext:value-type="float">
            <text:p>10.918231682</text:p>
          </table:table-cell>
          <table:table-cell office:value-type="float" office:value="419.692230873523" calcext:value-type="float">
            <text:p>419.6922308735</text:p>
          </table:table-cell>
        </table:table-row>
        <table:table-row table:style-name="ro1">
          <table:table-cell office:value-type="float" office:value="11.0601868619999" calcext:value-type="float">
            <text:p>11.060186862</text:p>
          </table:table-cell>
          <table:table-cell office:value-type="float" office:value="422.668619771491" calcext:value-type="float">
            <text:p>422.6686197715</text:p>
          </table:table-cell>
        </table:table-row>
        <table:table-row table:style-name="ro1">
          <table:table-cell office:value-type="float" office:value="11.2005975549998" calcext:value-type="float">
            <text:p>11.200597555</text:p>
          </table:table-cell>
          <table:table-cell office:value-type="float" office:value="427.317882406816" calcext:value-type="float">
            <text:p>427.3178824068</text:p>
          </table:table-cell>
        </table:table-row>
        <table:table-row table:style-name="ro1">
          <table:table-cell office:value-type="float" office:value="11.341454656" calcext:value-type="float">
            <text:p>11.341454656</text:p>
          </table:table-cell>
          <table:table-cell office:value-type="float" office:value="425.963615422766" calcext:value-type="float">
            <text:p>425.9636154228</text:p>
          </table:table-cell>
        </table:table-row>
        <table:table-row table:style-name="ro1">
          <table:table-cell office:value-type="float" office:value="11.480649978" calcext:value-type="float">
            <text:p>11.480649978</text:p>
          </table:table-cell>
          <table:table-cell office:value-type="float" office:value="431.048968729061" calcext:value-type="float">
            <text:p>431.0489687291</text:p>
          </table:table-cell>
        </table:table-row>
        <table:table-row table:style-name="ro1">
          <table:table-cell office:value-type="float" office:value="11.6195764969998" calcext:value-type="float">
            <text:p>11.619576497</text:p>
          </table:table-cell>
          <table:table-cell office:value-type="float" office:value="431.882987006073" calcext:value-type="float">
            <text:p>431.8829870061</text:p>
          </table:table-cell>
        </table:table-row>
        <table:table-row table:style-name="ro1">
          <table:table-cell office:value-type="float" office:value="11.7578095229999" calcext:value-type="float">
            <text:p>11.757809523</text:p>
          </table:table-cell>
          <table:table-cell office:value-type="float" office:value="434.049674930543" calcext:value-type="float">
            <text:p>434.0496749305</text:p>
          </table:table-cell>
        </table:table-row>
        <table:table-row table:style-name="ro1">
          <table:table-cell office:value-type="float" office:value="11.8949088969998" calcext:value-type="float">
            <text:p>11.894908897</text:p>
          </table:table-cell>
          <table:table-cell office:value-type="float" office:value="437.638759751187" calcext:value-type="float">
            <text:p>437.6387597512</text:p>
          </table:table-cell>
        </table:table-row>
        <table:table-row table:style-name="ro1">
          <table:table-cell office:value-type="float" office:value="12.0323190019999" calcext:value-type="float">
            <text:p>12.032319002</text:p>
          </table:table-cell>
          <table:table-cell office:value-type="float" office:value="436.649109612198" calcext:value-type="float">
            <text:p>436.6491096122</text:p>
          </table:table-cell>
        </table:table-row>
        <table:table-row table:style-name="ro1">
          <table:table-cell office:value-type="float" office:value="12.168607956" calcext:value-type="float">
            <text:p>12.168607956</text:p>
          </table:table-cell>
          <table:table-cell office:value-type="float" office:value="440.241107140431" calcext:value-type="float">
            <text:p>440.2411071404</text:p>
          </table:table-cell>
        </table:table-row>
        <table:table-row table:style-name="ro1">
          <table:table-cell office:value-type="float" office:value="12.30427175" calcext:value-type="float">
            <text:p>12.30427175</text:p>
          </table:table-cell>
          <table:table-cell office:value-type="float" office:value="442.269807078984" calcext:value-type="float">
            <text:p>442.269807079</text:p>
          </table:table-cell>
        </table:table-row>
        <table:table-row table:style-name="ro1">
          <table:table-cell office:value-type="float" office:value="12.4397058559998" calcext:value-type="float">
            <text:p>12.439705856</text:p>
          </table:table-cell>
          <table:table-cell office:value-type="float" office:value="443.019869751859" calcext:value-type="float">
            <text:p>443.0198697519</text:p>
          </table:table-cell>
        </table:table-row>
        <table:table-row table:style-name="ro1">
          <table:table-cell office:value-type="float" office:value="12.574335843" calcext:value-type="float">
            <text:p>12.574335843</text:p>
          </table:table-cell>
          <table:table-cell office:value-type="float" office:value="445.665942164369" calcext:value-type="float">
            <text:p>445.6659421644</text:p>
          </table:table-cell>
        </table:table-row>
        <table:table-row table:style-name="ro1">
          <table:table-cell office:value-type="float" office:value="12.7080611379999" calcext:value-type="float">
            <text:p>12.708061138</text:p>
          </table:table-cell>
          <table:table-cell office:value-type="float" office:value="448.681006835771" calcext:value-type="float">
            <text:p>448.6810068358</text:p>
          </table:table-cell>
        </table:table-row>
        <table:table-row table:style-name="ro1">
          <table:table-cell office:value-type="float" office:value="12.8414268479999" calcext:value-type="float">
            <text:p>12.841426848</text:p>
          </table:table-cell>
          <table:table-cell office:value-type="float" office:value="449.890755277663" calcext:value-type="float">
            <text:p>449.8907552777</text:p>
          </table:table-cell>
        </table:table-row>
        <table:table-row table:style-name="ro1">
          <table:table-cell office:value-type="float" office:value="12.974500369" calcext:value-type="float">
            <text:p>12.974500369</text:p>
          </table:table-cell>
          <table:table-cell office:value-type="float" office:value="450.878578616222" calcext:value-type="float">
            <text:p>450.8785786162</text:p>
          </table:table-cell>
        </table:table-row>
        <table:table-row table:style-name="ro1">
          <table:table-cell office:value-type="float" office:value="13.1072846699999" calcext:value-type="float">
            <text:p>13.10728467</text:p>
          </table:table-cell>
          <table:table-cell office:value-type="float" office:value="451.860645785563" calcext:value-type="float">
            <text:p>451.8606457856</text:p>
          </table:table-cell>
        </table:table-row>
        <table:table-row table:style-name="ro1">
          <table:table-cell office:value-type="float" office:value="13.2389306839998" calcext:value-type="float">
            <text:p>13.238930684</text:p>
          </table:table-cell>
          <table:table-cell office:value-type="float" office:value="455.767692290679" calcext:value-type="float">
            <text:p>455.7676922907</text:p>
          </table:table-cell>
        </table:table-row>
        <table:table-row table:style-name="ro1">
          <table:table-cell office:value-type="float" office:value="13.3701759669998" calcext:value-type="float">
            <text:p>13.370175967</text:p>
          </table:table-cell>
          <table:table-cell office:value-type="float" office:value="457.159287012248" calcext:value-type="float">
            <text:p>457.1592870122</text:p>
          </table:table-cell>
        </table:table-row>
        <table:table-row table:style-name="ro1">
          <table:table-cell office:value-type="float" office:value="13.501881357" calcext:value-type="float">
            <text:p>13.501881357</text:p>
          </table:table-cell>
          <table:table-cell office:value-type="float" office:value="455.562221105043" calcext:value-type="float">
            <text:p>455.562221105</text:p>
          </table:table-cell>
        </table:table-row>
        <table:table-row table:style-name="ro1">
          <table:table-cell office:value-type="float" office:value="13.6328151799999" calcext:value-type="float">
            <text:p>13.63281518</text:p>
          </table:table-cell>
          <table:table-cell office:value-type="float" office:value="458.246758746734" calcext:value-type="float">
            <text:p>458.2467587467</text:p>
          </table:table-cell>
        </table:table-row>
        <table:table-row table:style-name="ro1">
          <table:table-cell office:value-type="float" office:value="13.7627045709999" calcext:value-type="float">
            <text:p>13.762704571</text:p>
          </table:table-cell>
          <table:table-cell office:value-type="float" office:value="461.931490617253" calcext:value-type="float">
            <text:p>461.9314906173</text:p>
          </table:table-cell>
        </table:table-row>
        <table:table-row table:style-name="ro1">
          <table:table-cell office:value-type="float" office:value="13.8931497459998" calcext:value-type="float">
            <text:p>13.893149746</text:p>
          </table:table-cell>
          <table:table-cell office:value-type="float" office:value="459.963352419977" calcext:value-type="float">
            <text:p>459.96335242</text:p>
          </table:table-cell>
        </table:table-row>
        <table:table-row table:style-name="ro1">
          <table:table-cell office:value-type="float" office:value="14.0227206969998" calcext:value-type="float">
            <text:p>14.022720697</text:p>
          </table:table-cell>
          <table:table-cell office:value-type="float" office:value="463.066756375027" calcext:value-type="float">
            <text:p>463.066756375</text:p>
          </table:table-cell>
        </table:table-row>
        <table:table-row table:style-name="ro1">
          <table:table-cell office:value-type="float" office:value="14.1523277429999" calcext:value-type="float">
            <text:p>14.152327743</text:p>
          </table:table-cell>
          <table:table-cell office:value-type="float" office:value="462.937794292283" calcext:value-type="float">
            <text:p>462.9377942923</text:p>
          </table:table-cell>
        </table:table-row>
        <table:table-row table:style-name="ro1">
          <table:table-cell office:value-type="float" office:value="14.281531141" calcext:value-type="float">
            <text:p>14.281531141</text:p>
          </table:table-cell>
          <table:table-cell office:value-type="float" office:value="464.384071384611" calcext:value-type="float">
            <text:p>464.3840713846</text:p>
          </table:table-cell>
        </table:table-row>
        <table:table-row table:style-name="ro1">
          <table:table-cell office:value-type="float" office:value="14.4101519839999" calcext:value-type="float">
            <text:p>14.410151984</text:p>
          </table:table-cell>
          <table:table-cell office:value-type="float" office:value="466.487379499161" calcext:value-type="float">
            <text:p>466.4873794992</text:p>
          </table:table-cell>
        </table:table-row>
        <table:table-row table:style-name="ro1">
          <table:table-cell office:value-type="float" office:value="14.538509388" calcext:value-type="float">
            <text:p>14.538509388</text:p>
          </table:table-cell>
          <table:table-cell office:value-type="float" office:value="467.444791887143" calcext:value-type="float">
            <text:p>467.4447918871</text:p>
          </table:table-cell>
        </table:table-row>
        <table:table-row table:style-name="ro1">
          <table:table-cell office:value-type="float" office:value="14.666379602" calcext:value-type="float">
            <text:p>14.666379602</text:p>
          </table:table-cell>
          <table:table-cell office:value-type="float" office:value="469.225772938653" calcext:value-type="float">
            <text:p>469.2257729387</text:p>
          </table:table-cell>
        </table:table-row>
        <table:table-row table:style-name="ro1">
          <table:table-cell office:value-type="float" office:value="14.7942738269999" calcext:value-type="float">
            <text:p>14.794273827</text:p>
          </table:table-cell>
          <table:table-cell office:value-type="float" office:value="469.13767998566" calcext:value-type="float">
            <text:p>469.1376799857</text:p>
          </table:table-cell>
        </table:table-row>
        <table:table-row table:style-name="ro1">
          <table:table-cell office:value-type="float" office:value="14.9222895109999" calcext:value-type="float">
            <text:p>14.922289511</text:p>
          </table:table-cell>
          <table:table-cell office:value-type="float" office:value="468.692570513296" calcext:value-type="float">
            <text:p>468.6925705133</text:p>
          </table:table-cell>
        </table:table-row>
        <table:table-row table:style-name="ro1">
          <table:table-cell office:value-type="float" office:value="15.0494973779998" calcext:value-type="float">
            <text:p>15.049497378</text:p>
          </table:table-cell>
          <table:table-cell office:value-type="float" office:value="471.668941670373" calcext:value-type="float">
            <text:p>471.6689416704</text:p>
          </table:table-cell>
        </table:table-row>
        <table:table-row table:style-name="ro1">
          <table:table-cell office:value-type="float" office:value="15.1768551939999" calcext:value-type="float">
            <text:p>15.176855194</text:p>
          </table:table-cell>
          <table:table-cell office:value-type="float" office:value="471.113606407634" calcext:value-type="float">
            <text:p>471.1136064076</text:p>
          </table:table-cell>
        </table:table-row>
        <table:table-row table:style-name="ro1">
          <table:table-cell office:value-type="float" office:value="15.3036410279999" calcext:value-type="float">
            <text:p>15.303641028</text:p>
          </table:table-cell>
          <table:table-cell office:value-type="float" office:value="473.238989775561" calcext:value-type="float">
            <text:p>473.2389897756</text:p>
          </table:table-cell>
        </table:table-row>
        <table:table-row table:style-name="ro1">
          <table:table-cell office:value-type="float" office:value="15.430468476" calcext:value-type="float">
            <text:p>15.430468476</text:p>
          </table:table-cell>
          <table:table-cell office:value-type="float" office:value="473.083712919616" calcext:value-type="float">
            <text:p>473.0837129196</text:p>
          </table:table-cell>
        </table:table-row>
        <table:table-row table:style-name="ro1">
          <table:table-cell office:value-type="float" office:value="15.557099101" calcext:value-type="float">
            <text:p>15.557099101</text:p>
          </table:table-cell>
          <table:table-cell office:value-type="float" office:value="473.819030744089" calcext:value-type="float">
            <text:p>473.8190307441</text:p>
          </table:table-cell>
        </table:table-row>
        <table:table-row table:style-name="ro1">
          <table:table-cell office:value-type="float" office:value="15.6832399319999" calcext:value-type="float">
            <text:p>15.683239932</text:p>
          </table:table-cell>
          <table:table-cell office:value-type="float" office:value="475.65882929718" calcext:value-type="float">
            <text:p>475.6588292972</text:p>
          </table:table-cell>
        </table:table-row>
        <table:table-row table:style-name="ro1">
          <table:table-cell office:value-type="float" office:value="15.810095245" calcext:value-type="float">
            <text:p>15.810095245</text:p>
          </table:table-cell>
          <table:table-cell office:value-type="float" office:value="472.979795493177" calcext:value-type="float">
            <text:p>472.9797954932</text:p>
          </table:table-cell>
        </table:table-row>
        <table:table-row table:style-name="ro1">
          <table:table-cell office:value-type="float" office:value="15.935360343" calcext:value-type="float">
            <text:p>15.935360343</text:p>
          </table:table-cell>
          <table:table-cell office:value-type="float" office:value="478.984178019005" calcext:value-type="float">
            <text:p>478.984178019</text:p>
          </table:table-cell>
        </table:table-row>
        <table:table-row table:style-name="ro1">
          <table:table-cell office:value-type="float" office:value="16.061162578" calcext:value-type="float">
            <text:p>16.061162578</text:p>
          </table:table-cell>
          <table:table-cell office:value-type="float" office:value="476.939062330508" calcext:value-type="float">
            <text:p>476.9390623305</text:p>
          </table:table-cell>
        </table:table-row>
        <table:table-row table:style-name="ro1">
          <table:table-cell office:value-type="float" office:value="16.186639864" calcext:value-type="float">
            <text:p>16.186639864</text:p>
          </table:table-cell>
          <table:table-cell office:value-type="float" office:value="478.174193216219" calcext:value-type="float">
            <text:p>478.1741932162</text:p>
          </table:table-cell>
        </table:table-row>
        <table:table-row table:style-name="ro1">
          <table:table-cell office:value-type="float" office:value="16.3118432939998" calcext:value-type="float">
            <text:p>16.311843294</text:p>
          </table:table-cell>
          <table:table-cell office:value-type="float" office:value="479.220098044296" calcext:value-type="float">
            <text:p>479.2200980443</text:p>
          </table:table-cell>
        </table:table-row>
        <table:table-row table:style-name="ro1">
          <table:table-cell office:value-type="float" office:value="16.4366430759999" calcext:value-type="float">
            <text:p>16.436643076</text:p>
          </table:table-cell>
          <table:table-cell office:value-type="float" office:value="480.770070575609" calcext:value-type="float">
            <text:p>480.7700705756</text:p>
          </table:table-cell>
        </table:table-row>
        <table:table-row table:style-name="ro1">
          <table:table-cell office:value-type="float" office:value="16.5618974959998" calcext:value-type="float">
            <text:p>16.561897496</text:p>
          </table:table-cell>
          <table:table-cell office:value-type="float" office:value="479.025011652592" calcext:value-type="float">
            <text:p>479.0250116526</text:p>
          </table:table-cell>
        </table:table-row>
        <table:table-row table:style-name="ro1">
          <table:table-cell office:value-type="float" office:value="16.6866194659999" calcext:value-type="float">
            <text:p>16.686619466</text:p>
          </table:table-cell>
          <table:table-cell office:value-type="float" office:value="481.07001517012" calcext:value-type="float">
            <text:p>481.0700151701</text:p>
          </table:table-cell>
        </table:table-row>
        <table:table-row table:style-name="ro1">
          <table:table-cell office:value-type="float" office:value="16.8112603929999" calcext:value-type="float">
            <text:p>16.811260393</text:p>
          </table:table-cell>
          <table:table-cell office:value-type="float" office:value="481.382812565354" calcext:value-type="float">
            <text:p>481.3828125654</text:p>
          </table:table-cell>
        </table:table-row>
        <table:table-row table:style-name="ro1">
          <table:table-cell office:value-type="float" office:value="16.9356629859999" calcext:value-type="float">
            <text:p>16.935662986</text:p>
          </table:table-cell>
          <table:table-cell office:value-type="float" office:value="482.305059348671" calcext:value-type="float">
            <text:p>482.3050593487</text:p>
          </table:table-cell>
        </table:table-row>
        <table:table-row table:style-name="ro1">
          <table:table-cell office:value-type="float" office:value="17.0594933369998" calcext:value-type="float">
            <text:p>17.059493337</text:p>
          </table:table-cell>
          <table:table-cell office:value-type="float" office:value="484.533876513334" calcext:value-type="float">
            <text:p>484.5338765133</text:p>
          </table:table-cell>
        </table:table-row>
        <table:table-row table:style-name="ro1">
          <table:table-cell office:value-type="float" office:value="17.1836808769999" calcext:value-type="float">
            <text:p>17.183680877</text:p>
          </table:table-cell>
          <table:table-cell office:value-type="float" office:value="483.140257065683" calcext:value-type="float">
            <text:p>483.1402570657</text:p>
          </table:table-cell>
        </table:table-row>
        <table:table-row table:style-name="ro1">
          <table:table-cell office:value-type="float" office:value="17.307391435" calcext:value-type="float">
            <text:p>17.307391435</text:p>
          </table:table-cell>
          <table:table-cell office:value-type="float" office:value="485.003066593226" calcext:value-type="float">
            <text:p>485.0030665932</text:p>
          </table:table-cell>
        </table:table-row>
        <table:table-row table:style-name="ro1">
          <table:table-cell office:value-type="float" office:value="17.4312104829999" calcext:value-type="float">
            <text:p>17.431210483</text:p>
          </table:table-cell>
          <table:table-cell office:value-type="float" office:value="484.578107885858" calcext:value-type="float">
            <text:p>484.5781078859</text:p>
          </table:table-cell>
        </table:table-row>
        <table:table-row table:style-name="ro1">
          <table:table-cell office:value-type="float" office:value="17.5547084359998" calcext:value-type="float">
            <text:p>17.554708436</text:p>
          </table:table-cell>
          <table:table-cell office:value-type="float" office:value="485.83801223017" calcext:value-type="float">
            <text:p>485.8380122302</text:p>
          </table:table-cell>
        </table:table-row>
        <table:table-row table:style-name="ro1">
          <table:table-cell office:value-type="float" office:value="17.6781200349999" calcext:value-type="float">
            <text:p>17.678120035</text:p>
          </table:table-cell>
          <table:table-cell office:value-type="float" office:value="486.17796451992" calcext:value-type="float">
            <text:p>486.1779645199</text:p>
          </table:table-cell>
        </table:table-row>
        <table:table-row table:style-name="ro1">
          <table:table-cell office:value-type="float" office:value="17.801514862" calcext:value-type="float">
            <text:p>17.801514862</text:p>
          </table:table-cell>
          <table:table-cell office:value-type="float" office:value="486.244046518735" calcext:value-type="float">
            <text:p>486.2440465187</text:p>
          </table:table-cell>
        </table:table-row>
        <table:table-row table:style-name="ro1">
          <table:table-cell office:value-type="float" office:value="17.9251218259999" calcext:value-type="float">
            <text:p>17.925121826</text:p>
          </table:table-cell>
          <table:table-cell office:value-type="float" office:value="485.409543753857" calcext:value-type="float">
            <text:p>485.4095437539</text:p>
          </table:table-cell>
        </table:table-row>
        <table:table-row table:style-name="ro1">
          <table:table-cell office:value-type="float" office:value="18.0476984209999" calcext:value-type="float">
            <text:p>18.047698421</text:p>
          </table:table-cell>
          <table:table-cell office:value-type="float" office:value="489.489857341633" calcext:value-type="float">
            <text:p>489.4898573416</text:p>
          </table:table-cell>
        </table:table-row>
        <table:table-row table:style-name="ro1">
          <table:table-cell office:value-type="float" office:value="18.170936581" calcext:value-type="float">
            <text:p>18.170936581</text:p>
          </table:table-cell>
          <table:table-cell office:value-type="float" office:value="486.862186192867" calcext:value-type="float">
            <text:p>486.8621861929</text:p>
          </table:table-cell>
        </table:table-row>
        <table:table-row table:style-name="ro1">
          <table:table-cell office:value-type="float" office:value="18.2935731759999" calcext:value-type="float">
            <text:p>18.293573176</text:p>
          </table:table-cell>
          <table:table-cell office:value-type="float" office:value="489.250374246343" calcext:value-type="float">
            <text:p>489.2503742463</text:p>
          </table:table-cell>
        </table:table-row>
        <table:table-row table:style-name="ro1">
          <table:table-cell office:value-type="float" office:value="18.4167193039998" calcext:value-type="float">
            <text:p>18.416719304</text:p>
          </table:table-cell>
          <table:table-cell office:value-type="float" office:value="487.226037671608" calcext:value-type="float">
            <text:p>487.2260376716</text:p>
          </table:table-cell>
        </table:table-row>
        <table:table-row table:style-name="ro1">
          <table:table-cell office:value-type="float" office:value="18.5391968869999" calcext:value-type="float">
            <text:p>18.539196887</text:p>
          </table:table-cell>
          <table:table-cell office:value-type="float" office:value="489.885565425924" calcext:value-type="float">
            <text:p>489.8855654259</text:p>
          </table:table-cell>
        </table:table-row>
        <table:table-row table:style-name="ro1">
          <table:table-cell office:value-type="float" office:value="18.6620834309999" calcext:value-type="float">
            <text:p>18.662083431</text:p>
          </table:table-cell>
          <table:table-cell office:value-type="float" office:value="488.2552478649" calcext:value-type="float">
            <text:p>488.2552478649</text:p>
          </table:table-cell>
        </table:table-row>
        <table:table-row table:style-name="ro1">
          <table:table-cell office:value-type="float" office:value="18.7843837739999" calcext:value-type="float">
            <text:p>18.784383774</text:p>
          </table:table-cell>
          <table:table-cell office:value-type="float" office:value="490.595516972483" calcext:value-type="float">
            <text:p>490.5955169725</text:p>
          </table:table-cell>
        </table:table-row>
        <table:table-row table:style-name="ro1">
          <table:table-cell office:value-type="float" office:value="18.906751045" calcext:value-type="float">
            <text:p>18.906751045</text:p>
          </table:table-cell>
          <table:table-cell office:value-type="float" office:value="490.327188877043" calcext:value-type="float">
            <text:p>490.327188877</text:p>
          </table:table-cell>
        </table:table-row>
        <table:table-row table:style-name="ro1">
          <table:table-cell office:value-type="float" office:value="19.028896283" calcext:value-type="float">
            <text:p>19.028896283</text:p>
          </table:table-cell>
          <table:table-cell office:value-type="float" office:value="491.218495149072" calcext:value-type="float">
            <text:p>491.2184951491</text:p>
          </table:table-cell>
        </table:table-row>
        <table:table-row table:style-name="ro1">
          <table:table-cell office:value-type="float" office:value="19.1508608429999" calcext:value-type="float">
            <text:p>19.150860843</text:p>
          </table:table-cell>
          <table:table-cell office:value-type="float" office:value="491.946185023235" calcext:value-type="float">
            <text:p>491.9461850232</text:p>
          </table:table-cell>
        </table:table-row>
        <table:table-row table:style-name="ro1">
          <table:table-cell office:value-type="float" office:value="19.272845663" calcext:value-type="float">
            <text:p>19.272845663</text:p>
          </table:table-cell>
          <table:table-cell office:value-type="float" office:value="491.86447953082" calcext:value-type="float">
            <text:p>491.8644795308</text:p>
          </table:table-cell>
        </table:table-row>
        <table:table-row table:style-name="ro1">
          <table:table-cell office:value-type="float" office:value="19.3944026689999" calcext:value-type="float">
            <text:p>19.394402669</text:p>
          </table:table-cell>
          <table:table-cell office:value-type="float" office:value="493.595572764119" calcext:value-type="float">
            <text:p>493.5955727641</text:p>
          </table:table-cell>
        </table:table-row>
        <table:table-row table:style-name="ro1">
          <table:table-cell office:value-type="float" office:value="19.5163337399999" calcext:value-type="float">
            <text:p>19.51633374</text:p>
          </table:table-cell>
          <table:table-cell office:value-type="float" office:value="492.081300589651" calcext:value-type="float">
            <text:p>492.0813005897</text:p>
          </table:table-cell>
        </table:table-row>
        <table:table-row table:style-name="ro1">
          <table:table-cell office:value-type="float" office:value="19.637235013" calcext:value-type="float">
            <text:p>19.637235013</text:p>
          </table:table-cell>
          <table:table-cell office:value-type="float" office:value="496.272690197101" calcext:value-type="float">
            <text:p>496.2726901971</text:p>
          </table:table-cell>
        </table:table-row>
        <table:table-row table:style-name="ro1">
          <table:table-cell office:value-type="float" office:value="19.7587001959998" calcext:value-type="float">
            <text:p>19.758700196</text:p>
          </table:table-cell>
          <table:table-cell office:value-type="float" office:value="493.968712006018" calcext:value-type="float">
            <text:p>493.968712006</text:p>
          </table:table-cell>
        </table:table-row>
        <table:table-row table:style-name="ro1">
          <table:table-cell office:value-type="float" office:value="19.8796572509998" calcext:value-type="float">
            <text:p>19.879657251</text:p>
          </table:table-cell>
          <table:table-cell office:value-type="float" office:value="496.043823157058" calcext:value-type="float">
            <text:p>496.0438231571</text:p>
          </table:table-cell>
        </table:table-row>
        <table:table-row table:style-name="ro1">
          <table:table-cell office:value-type="float" office:value="20.001075402" calcext:value-type="float">
            <text:p>20.001075402</text:p>
          </table:table-cell>
          <table:table-cell office:value-type="float" office:value="494.160053548465" calcext:value-type="float">
            <text:p>494.1600535485</text:p>
          </table:table-cell>
        </table:table-row>
        <table:table-row table:style-name="ro1">
          <table:table-cell office:value-type="float" office:value="20.1217967789999" calcext:value-type="float">
            <text:p>20.121796779</text:p>
          </table:table-cell>
          <table:table-cell office:value-type="float" office:value="497.012223444559" calcext:value-type="float">
            <text:p>497.0122234446</text:p>
          </table:table-cell>
        </table:table-row>
        <table:table-row table:style-name="ro1">
          <table:table-cell office:value-type="float" office:value="20.242561646" calcext:value-type="float">
            <text:p>20.242561646</text:p>
          </table:table-cell>
          <table:table-cell office:value-type="float" office:value="496.833238759081" calcext:value-type="float">
            <text:p>496.8332387591</text:p>
          </table:table-cell>
        </table:table-row>
        <table:table-row table:style-name="ro1">
          <table:table-cell office:value-type="float" office:value="20.3632216679998" calcext:value-type="float">
            <text:p>20.363221668</text:p>
          </table:table-cell>
          <table:table-cell office:value-type="float" office:value="497.264951601733" calcext:value-type="float">
            <text:p>497.2649516017</text:p>
          </table:table-cell>
        </table:table-row>
        <table:table-row table:style-name="ro1">
          <table:table-cell office:value-type="float" office:value="20.483362469" calcext:value-type="float">
            <text:p>20.483362469</text:p>
          </table:table-cell>
          <table:table-cell office:value-type="float" office:value="499.414016724588" calcext:value-type="float">
            <text:p>499.4140167246</text:p>
          </table:table-cell>
        </table:table-row>
        <table:table-row table:style-name="ro1">
          <table:table-cell office:value-type="float" office:value="20.603915981" calcext:value-type="float">
            <text:p>20.603915981</text:p>
          </table:table-cell>
          <table:table-cell office:value-type="float" office:value="497.704289195594" calcext:value-type="float">
            <text:p>497.7042891956</text:p>
          </table:table-cell>
        </table:table-row>
        <table:table-row table:style-name="ro1">
          <table:table-cell office:value-type="float" office:value="20.7241888659998" calcext:value-type="float">
            <text:p>20.724188866</text:p>
          </table:table-cell>
          <table:table-cell office:value-type="float" office:value="498.865558933546" calcext:value-type="float">
            <text:p>498.8655589335</text:p>
          </table:table-cell>
        </table:table-row>
        <table:table-row table:style-name="ro1">
          <table:table-cell office:value-type="float" office:value="20.8444399799998" calcext:value-type="float">
            <text:p>20.84443998</text:p>
          </table:table-cell>
          <table:table-cell office:value-type="float" office:value="498.955876616726" calcext:value-type="float">
            <text:p>498.9558766167</text:p>
          </table:table-cell>
        </table:table-row>
        <table:table-row table:style-name="ro1">
          <table:table-cell office:value-type="float" office:value="20.9643616649998" calcext:value-type="float">
            <text:p>20.964361665</text:p>
          </table:table-cell>
          <table:table-cell office:value-type="float" office:value="500.326525598734" calcext:value-type="float">
            <text:p>500.3265255987</text:p>
          </table:table-cell>
        </table:table-row>
        <table:table-row table:style-name="ro1">
          <table:table-cell office:value-type="float" office:value="21.0843828309999" calcext:value-type="float">
            <text:p>21.084382831</text:p>
          </table:table-cell>
          <table:table-cell office:value-type="float" office:value="499.911823886068" calcext:value-type="float">
            <text:p>499.9118238861</text:p>
          </table:table-cell>
        </table:table-row>
        <table:table-row table:style-name="ro1">
          <table:table-cell office:value-type="float" office:value="21.2045134749999" calcext:value-type="float">
            <text:p>21.204513475</text:p>
          </table:table-cell>
          <table:table-cell office:value-type="float" office:value="499.45624198923" calcext:value-type="float">
            <text:p>499.4562419892</text:p>
          </table:table-cell>
        </table:table-row>
        <table:table-row table:style-name="ro1">
          <table:table-cell office:value-type="float" office:value="21.324015575" calcext:value-type="float">
            <text:p>21.324015575</text:p>
          </table:table-cell>
          <table:table-cell office:value-type="float" office:value="502.083226988936" calcext:value-type="float">
            <text:p>502.0832269889</text:p>
          </table:table-cell>
        </table:table-row>
        <table:table-row table:style-name="ro1">
          <table:table-cell office:value-type="float" office:value="21.4436290819999" calcext:value-type="float">
            <text:p>21.443629082</text:p>
          </table:table-cell>
          <table:table-cell office:value-type="float" office:value="501.61559095521" calcext:value-type="float">
            <text:p>501.6155909552</text:p>
          </table:table-cell>
        </table:table-row>
        <table:table-row table:style-name="ro1">
          <table:table-cell office:value-type="float" office:value="21.5636251429999" calcext:value-type="float">
            <text:p>21.563625143</text:p>
          </table:table-cell>
          <table:table-cell office:value-type="float" office:value="500.016413039016" calcext:value-type="float">
            <text:p>500.016413039</text:p>
          </table:table-cell>
        </table:table-row>
        <table:table-row table:style-name="ro1">
          <table:table-cell office:value-type="float" office:value="21.683400161" calcext:value-type="float">
            <text:p>21.683400161</text:p>
          </table:table-cell>
          <table:table-cell office:value-type="float" office:value="500.93918583191" calcext:value-type="float">
            <text:p>500.9391858319</text:p>
          </table:table-cell>
        </table:table-row>
        <table:table-row table:style-name="ro1">
          <table:table-cell office:value-type="float" office:value="21.8031755959998" calcext:value-type="float">
            <text:p>21.803175596</text:p>
          </table:table-cell>
          <table:table-cell office:value-type="float" office:value="500.937441805837" calcext:value-type="float">
            <text:p>500.9374418058</text:p>
          </table:table-cell>
        </table:table-row>
        <table:table-row table:style-name="ro1">
          <table:table-cell office:value-type="float" office:value="21.922636758" calcext:value-type="float">
            <text:p>21.922636758</text:p>
          </table:table-cell>
          <table:table-cell office:value-type="float" office:value="502.255285277958" calcext:value-type="float">
            <text:p>502.255285278</text:p>
          </table:table-cell>
        </table:table-row>
        <table:table-row table:style-name="ro1">
          <table:table-cell office:value-type="float" office:value="22.041620835" calcext:value-type="float">
            <text:p>22.041620835</text:p>
          </table:table-cell>
          <table:table-cell office:value-type="float" office:value="504.269155275077" calcext:value-type="float">
            <text:p>504.2691552751</text:p>
          </table:table-cell>
        </table:table-row>
        <table:table-row table:style-name="ro1">
          <table:table-cell office:value-type="float" office:value="22.1609333499998" calcext:value-type="float">
            <text:p>22.16093335</text:p>
          </table:table-cell>
          <table:table-cell office:value-type="float" office:value="502.881026354115" calcext:value-type="float">
            <text:p>502.8810263541</text:p>
          </table:table-cell>
        </table:table-row>
        <table:table-row table:style-name="ro1">
          <table:table-cell office:value-type="float" office:value="22.2788545049998" calcext:value-type="float">
            <text:p>22.278854505</text:p>
          </table:table-cell>
          <table:table-cell office:value-type="float" office:value="508.814554945735" calcext:value-type="float">
            <text:p>508.8145549457</text:p>
          </table:table-cell>
        </table:table-row>
        <table:table-row table:style-name="ro1">
          <table:table-cell office:value-type="float" office:value="22.3993745789999" calcext:value-type="float">
            <text:p>22.399374579</text:p>
          </table:table-cell>
          <table:table-cell office:value-type="float" office:value="497.8423760341" calcext:value-type="float">
            <text:p>497.8423760341</text:p>
          </table:table-cell>
        </table:table-row>
        <table:table-row table:style-name="ro1">
          <table:table-cell office:value-type="float" office:value="22.5185285" calcext:value-type="float">
            <text:p>22.5185285</text:p>
          </table:table-cell>
          <table:table-cell office:value-type="float" office:value="503.550361552371" calcext:value-type="float">
            <text:p>503.5503615524</text:p>
          </table:table-cell>
        </table:table-row>
        <table:table-row table:style-name="ro1">
          <table:table-cell office:value-type="float" office:value="22.6385448219999" calcext:value-type="float">
            <text:p>22.638544822</text:p>
          </table:table-cell>
          <table:table-cell office:value-type="float" office:value="499.932000916276" calcext:value-type="float">
            <text:p>499.9320009163</text:p>
          </table:table-cell>
        </table:table-row>
        <table:table-row table:style-name="ro1">
          <table:table-cell office:value-type="float" office:value="22.7580258799999" calcext:value-type="float">
            <text:p>22.75802588</text:p>
          </table:table-cell>
          <table:table-cell office:value-type="float" office:value="502.171649668437" calcext:value-type="float">
            <text:p>502.1716496684</text:p>
          </table:table-cell>
        </table:table-row>
        <table:table-row table:style-name="ro1">
          <table:table-cell office:value-type="float" office:value="22.8777766789999" calcext:value-type="float">
            <text:p>22.877776679</text:p>
          </table:table-cell>
          <table:table-cell office:value-type="float" office:value="501.040498276632" calcext:value-type="float">
            <text:p>501.0404982766</text:p>
          </table:table-cell>
        </table:table-row>
        <table:table-row table:style-name="ro1">
          <table:table-cell office:value-type="float" office:value="22.997493415" calcext:value-type="float">
            <text:p>22.997493415</text:p>
          </table:table-cell>
          <table:table-cell office:value-type="float" office:value="501.183059317201" calcext:value-type="float">
            <text:p>501.1830593172</text:p>
          </table:table-cell>
        </table:table-row>
        <table:table-row table:style-name="ro1">
          <table:table-cell office:value-type="float" office:value="23.1166604619998" calcext:value-type="float">
            <text:p>23.116660462</text:p>
          </table:table-cell>
          <table:table-cell office:value-type="float" office:value="503.494896538847" calcext:value-type="float">
            <text:p>503.4948965388</text:p>
          </table:table-cell>
        </table:table-row>
        <table:table-row table:style-name="ro1">
          <table:table-cell office:value-type="float" office:value="23.237347516" calcext:value-type="float">
            <text:p>23.237347516</text:p>
          </table:table-cell>
          <table:table-cell office:value-type="float" office:value="497.153572079906" calcext:value-type="float">
            <text:p>497.1535720799</text:p>
          </table:table-cell>
        </table:table-row>
        <table:table-row table:style-name="ro1">
          <table:table-cell office:value-type="float" office:value="23.3557638289999" calcext:value-type="float">
            <text:p>23.355763829</text:p>
          </table:table-cell>
          <table:table-cell office:value-type="float" office:value="506.686946080239" calcext:value-type="float">
            <text:p>506.6869460802</text:p>
          </table:table-cell>
        </table:table-row>
        <table:table-row table:style-name="ro1">
          <table:table-cell office:value-type="float" office:value="23.474752437" calcext:value-type="float">
            <text:p>23.474752437</text:p>
          </table:table-cell>
          <table:table-cell office:value-type="float" office:value="504.249953070677" calcext:value-type="float">
            <text:p>504.2499530707</text:p>
          </table:table-cell>
        </table:table-row>
        <table:table-row table:style-name="ro1">
          <table:table-cell office:value-type="float" office:value="23.594133182" calcext:value-type="float">
            <text:p>23.594133182</text:p>
          </table:table-cell>
          <table:table-cell office:value-type="float" office:value="502.593613400789" calcext:value-type="float">
            <text:p>502.5936134008</text:p>
          </table:table-cell>
        </table:table-row>
        <table:table-row table:style-name="ro1">
          <table:table-cell office:value-type="float" office:value="23.712795486" calcext:value-type="float">
            <text:p>23.712795486</text:p>
          </table:table-cell>
          <table:table-cell office:value-type="float" office:value="505.636566773326" calcext:value-type="float">
            <text:p>505.6365667733</text:p>
          </table:table-cell>
        </table:table-row>
        <table:table-row table:style-name="ro1">
          <table:table-cell office:value-type="float" office:value="23.8326622759998" calcext:value-type="float">
            <text:p>23.832662276</text:p>
          </table:table-cell>
          <table:table-cell office:value-type="float" office:value="500.555658494598" calcext:value-type="float">
            <text:p>500.5556584946</text:p>
          </table:table-cell>
        </table:table-row>
        <table:table-row table:style-name="ro1">
          <table:table-cell office:value-type="float" office:value="23.9499870729999" calcext:value-type="float">
            <text:p>23.949987073</text:p>
          </table:table-cell>
          <table:table-cell office:value-type="float" office:value="511.400842227588" calcext:value-type="float">
            <text:p>511.4008422276</text:p>
          </table:table-cell>
        </table:table-row>
        <table:table-row table:style-name="ro1">
          <table:table-cell office:value-type="float" office:value="24.0690343269998" calcext:value-type="float">
            <text:p>24.069034327</text:p>
          </table:table-cell>
          <table:table-cell office:value-type="float" office:value="504.001545470543" calcext:value-type="float">
            <text:p>504.0015454705</text:p>
          </table:table-cell>
        </table:table-row>
        <table:table-row table:style-name="ro1">
          <table:table-cell office:value-type="float" office:value="24.18761335" calcext:value-type="float">
            <text:p>24.18761335</text:p>
          </table:table-cell>
          <table:table-cell office:value-type="float" office:value="505.991687922038" calcext:value-type="float">
            <text:p>505.991687922</text:p>
          </table:table-cell>
        </table:table-row>
        <table:table-row table:style-name="ro1">
          <table:table-cell office:value-type="float" office:value="24.307036491" calcext:value-type="float">
            <text:p>24.307036491</text:p>
          </table:table-cell>
          <table:table-cell office:value-type="float" office:value="502.415189364471" calcext:value-type="float">
            <text:p>502.4151893645</text:p>
          </table:table-cell>
        </table:table-row>
        <table:table-row table:style-name="ro1">
          <table:table-cell office:value-type="float" office:value="24.426068172" calcext:value-type="float">
            <text:p>24.426068172</text:p>
          </table:table-cell>
          <table:table-cell office:value-type="float" office:value="504.067484353076" calcext:value-type="float">
            <text:p>504.0674843531</text:p>
          </table:table-cell>
        </table:table-row>
        <table:table-row table:style-name="ro1">
          <table:table-cell office:value-type="float" office:value="24.5445612569999" calcext:value-type="float">
            <text:p>24.544561257</text:p>
          </table:table-cell>
          <table:table-cell office:value-type="float" office:value="506.358662195545" calcext:value-type="float">
            <text:p>506.3586621955</text:p>
          </table:table-cell>
        </table:table-row>
        <table:table-row table:style-name="ro1">
          <table:table-cell office:value-type="float" office:value="24.6636692919999" calcext:value-type="float">
            <text:p>24.663669292</text:p>
          </table:table-cell>
          <table:table-cell office:value-type="float" office:value="503.744352763634" calcext:value-type="float">
            <text:p>503.7443527636</text:p>
          </table:table-cell>
        </table:table-row>
        <table:table-row table:style-name="ro1">
          <table:table-cell office:value-type="float" office:value="24.7823752429999" calcext:value-type="float">
            <text:p>24.782375243</text:p>
          </table:table-cell>
          <table:table-cell office:value-type="float" office:value="505.450649226345" calcext:value-type="float">
            <text:p>505.4506492263</text:p>
          </table:table-cell>
        </table:table-row>
        <table:table-row table:style-name="ro1">
          <table:table-cell office:value-type="float" office:value="24.9008788479998" calcext:value-type="float">
            <text:p>24.900878848</text:p>
          </table:table-cell>
          <table:table-cell office:value-type="float" office:value="506.31371087873" calcext:value-type="float">
            <text:p>506.3137108787</text:p>
          </table:table-cell>
        </table:table-row>
        <table:table-row table:style-name="ro1">
          <table:table-cell office:value-type="float" office:value="25.019979488" calcext:value-type="float">
            <text:p>25.019979488</text:p>
          </table:table-cell>
          <table:table-cell office:value-type="float" office:value="503.775630424106" calcext:value-type="float">
            <text:p>503.7756304241</text:p>
          </table:table-cell>
        </table:table-row>
        <table:table-row table:style-name="ro1">
          <table:table-cell office:value-type="float" office:value="25.1384443949998" calcext:value-type="float">
            <text:p>25.138444395</text:p>
          </table:table-cell>
          <table:table-cell office:value-type="float" office:value="506.479104398995" calcext:value-type="float">
            <text:p>506.479104399</text:p>
          </table:table-cell>
        </table:table-row>
        <table:table-row table:style-name="ro1">
          <table:table-cell office:value-type="float" office:value="25.257234877" calcext:value-type="float">
            <text:p>25.257234877</text:p>
          </table:table-cell>
          <table:table-cell office:value-type="float" office:value="505.090971850239" calcext:value-type="float">
            <text:p>505.0909718502</text:p>
          </table:table-cell>
        </table:table-row>
        <table:table-row table:style-name="ro1">
          <table:table-cell office:value-type="float" office:value="25.376294683" calcext:value-type="float">
            <text:p>25.376294683</text:p>
          </table:table-cell>
          <table:table-cell office:value-type="float" office:value="503.948410599646" calcext:value-type="float">
            <text:p>503.9484105996</text:p>
          </table:table-cell>
        </table:table-row>
        <table:table-row table:style-name="ro1">
          <table:table-cell office:value-type="float" office:value="25.4950735509999" calcext:value-type="float">
            <text:p>25.495073551</text:p>
          </table:table-cell>
          <table:table-cell office:value-type="float" office:value="505.140358805511" calcext:value-type="float">
            <text:p>505.1403588055</text:p>
          </table:table-cell>
        </table:table-row>
        <table:table-row table:style-name="ro1">
          <table:table-cell office:value-type="float" office:value="25.6127737669999" calcext:value-type="float">
            <text:p>25.612773767</text:p>
          </table:table-cell>
          <table:table-cell office:value-type="float" office:value="509.769667712407" calcext:value-type="float">
            <text:p>509.7696677124</text:p>
          </table:table-cell>
        </table:table-row>
        <table:table-row table:style-name="ro1">
          <table:table-cell office:value-type="float" office:value="25.731520499" calcext:value-type="float">
            <text:p>25.731520499</text:p>
          </table:table-cell>
          <table:table-cell office:value-type="float" office:value="505.277063119129" calcext:value-type="float">
            <text:p>505.2770631191</text:p>
          </table:table-cell>
        </table:table-row>
        <table:table-row table:style-name="ro1">
          <table:table-cell office:value-type="float" office:value="25.8496366539998" calcext:value-type="float">
            <text:p>25.849636654</text:p>
          </table:table-cell>
          <table:table-cell office:value-type="float" office:value="507.974544211068" calcext:value-type="float">
            <text:p>507.9745442111</text:p>
          </table:table-cell>
        </table:table-row>
        <table:table-row table:style-name="ro1">
          <table:table-cell office:value-type="float" office:value="25.9684004169999" calcext:value-type="float">
            <text:p>25.968400417</text:p>
          </table:table-cell>
          <table:table-cell office:value-type="float" office:value="505.204605212528" calcext:value-type="float">
            <text:p>505.2046052125</text:p>
          </table:table-cell>
        </table:table-row>
        <table:table-row table:style-name="ro1">
          <table:table-cell office:value-type="float" office:value="26.086949752" calcext:value-type="float">
            <text:p>26.086949752</text:p>
          </table:table-cell>
          <table:table-cell office:value-type="float" office:value="506.11840209763" calcext:value-type="float">
            <text:p>506.1184020976</text:p>
          </table:table-cell>
        </table:table-row>
        <table:table-row table:style-name="ro1">
          <table:table-cell office:value-type="float" office:value="26.2055491919998" calcext:value-type="float">
            <text:p>26.205549192</text:p>
          </table:table-cell>
          <table:table-cell office:value-type="float" office:value="505.904581000569" calcext:value-type="float">
            <text:p>505.9045810006</text:p>
          </table:table-cell>
        </table:table-row>
        <table:table-row table:style-name="ro1">
          <table:table-cell office:value-type="float" office:value="26.324137954" calcext:value-type="float">
            <text:p>26.324137954</text:p>
          </table:table-cell>
          <table:table-cell office:value-type="float" office:value="505.950133790189" calcext:value-type="float">
            <text:p>505.9501337902</text:p>
          </table:table-cell>
        </table:table-row>
        <table:table-row table:style-name="ro1">
          <table:table-cell office:value-type="float" office:value="26.442278537" calcext:value-type="float">
            <text:p>26.442278537</text:p>
          </table:table-cell>
          <table:table-cell office:value-type="float" office:value="507.869510005663" calcext:value-type="float">
            <text:p>507.8695100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22T16:35:36.779352669</dc:date>
    <meta:editing-duration>PT3M6S</meta:editing-duration>
    <meta:editing-cycles>1</meta:editing-cycles>
    <meta:document-statistic meta:table-count="1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1:Sheet1.B161" svg:x="0.32cm" svg:y="0.18cm" svg:width="12.965cm" svg:height="8.64cm">
          <chartooo:coordinate-region svg:x="1.206cm" svg:y="0.38cm" svg:width="11.86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1" chart:class="chart:scatter">
            <chart:domain table:cell-range-address="Sheet1.A1:Sheet1.A161"/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4074069399994">
                <text:p>3.94074069399994</text:p>
                <draw:g>
                  <svg:desc>Sheet1.A1:Sheet1.A161</svg:desc>
                </draw:g>
              </table:table-cell>
              <table:table-cell office:value-type="float" office:value="15.2255640903636">
                <text:p>15.2255640903636</text:p>
                <draw:g>
                  <svg:desc>Sheet1.B1:Sheet1.B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5124558099988">
                <text:p>4.55124558099988</text:p>
              </table:table-cell>
              <table:table-cell office:value-type="float" office:value="98.2793115626714">
                <text:p>98.2793115626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4846196799995">
                <text:p>4.94846196799995</text:p>
              </table:table-cell>
              <table:table-cell office:value-type="float" office:value="151.051170001174">
                <text:p>151.051170001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6943339499985">
                <text:p>5.26943339499985</text:p>
              </table:table-cell>
              <table:table-cell office:value-type="float" office:value="186.932527174819">
                <text:p>186.93252717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4827424999985">
                <text:p>5.54827424999985</text:p>
              </table:table-cell>
              <table:table-cell office:value-type="float" office:value="215.176502740247">
                <text:p>215.176502740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0232055599981">
                <text:p>5.80232055599981</text:p>
              </table:table-cell>
              <table:table-cell office:value-type="float" office:value="236.177415624412">
                <text:p>236.177415624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3748968499986">
                <text:p>6.03748968499986</text:p>
              </table:table-cell>
              <table:table-cell office:value-type="float" office:value="255.135528439149">
                <text:p>255.135528439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6243688799991">
                <text:p>6.26243688799991</text:p>
              </table:table-cell>
              <table:table-cell office:value-type="float" office:value="266.729255575518">
                <text:p>266.729255575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7496220799985">
                <text:p>6.47496220799985</text:p>
              </table:table-cell>
              <table:table-cell office:value-type="float" office:value="282.319302001365">
                <text:p>282.319302001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8268531599983">
                <text:p>6.68268531599983</text:p>
              </table:table-cell>
              <table:table-cell office:value-type="float" office:value="288.846053661036">
                <text:p>288.846053661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8198812199994">
                <text:p>6.88198812199994</text:p>
              </table:table-cell>
              <table:table-cell office:value-type="float" office:value="301.049449348788">
                <text:p>301.04944934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620173700002">
                <text:p>7.07620173700002</text:p>
              </table:table-cell>
              <table:table-cell office:value-type="float" office:value="308.938176141642">
                <text:p>308.938176141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6555631699989">
                <text:p>7.26555631699989</text:p>
              </table:table-cell>
              <table:table-cell office:value-type="float" office:value="316.865850300746">
                <text:p>316.865850300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5021493599984">
                <text:p>7.45021493599984</text:p>
              </table:table-cell>
              <table:table-cell office:value-type="float" office:value="324.92390728871">
                <text:p>324.92390728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63052051299997">
                <text:p>7.63052051299997</text:p>
              </table:table-cell>
              <table:table-cell office:value-type="float" office:value="332.768409043487">
                <text:p>332.768409043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070671129999">
                <text:p>7.8070671129999</text:p>
              </table:table-cell>
              <table:table-cell office:value-type="float" office:value="339.853613720237">
                <text:p>339.853613720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8126698299984">
                <text:p>7.98126698299984</text:p>
              </table:table-cell>
              <table:table-cell office:value-type="float" office:value="344.431944754156">
                <text:p>344.431944754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51757825">
                <text:p>8.151757825</text:p>
              </table:table-cell>
              <table:table-cell office:value-type="float" office:value="351.925061170984">
                <text:p>351.925061170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31969813199999">
                <text:p>8.31969813199999</text:p>
              </table:table-cell>
              <table:table-cell office:value-type="float" office:value="357.269800632238">
                <text:p>357.269800632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8533983499988">
                <text:p>8.48533983499988</text:p>
              </table:table-cell>
              <table:table-cell office:value-type="float" office:value="362.227620903168">
                <text:p>362.227620903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4852850499983">
                <text:p>8.64852850499983</text:p>
              </table:table-cell>
              <table:table-cell office:value-type="float" office:value="367.672584132323">
                <text:p>367.672584132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81038221999984">
                <text:p>8.81038221999984</text:p>
              </table:table-cell>
              <table:table-cell office:value-type="float" office:value="370.705114800717">
                <text:p>370.705114800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96975347499983">
                <text:p>8.96975347499983</text:p>
              </table:table-cell>
              <table:table-cell office:value-type="float" office:value="376.479434763825">
                <text:p>376.479434763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2742435699988">
                <text:p>9.12742435699988</text:p>
              </table:table-cell>
              <table:table-cell office:value-type="float" office:value="380.539508873819">
                <text:p>380.539508873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28420674499989">
                <text:p>9.28420674499989</text:p>
              </table:table-cell>
              <table:table-cell office:value-type="float" office:value="382.696046191081">
                <text:p>382.696046191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43904318599994">
                <text:p>9.43904318599994</text:p>
              </table:table-cell>
              <table:table-cell office:value-type="float" office:value="387.505677684643">
                <text:p>387.505677684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9227795299989">
                <text:p>9.59227795299989</text:p>
              </table:table-cell>
              <table:table-cell office:value-type="float" office:value="391.556049418057">
                <text:p>391.556049418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4455505799983">
                <text:p>9.74455505799983</text:p>
              </table:table-cell>
              <table:table-cell office:value-type="float" office:value="394.018523007933">
                <text:p>394.018523007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8953469999999">
                <text:p>9.8953469999999</text:p>
              </table:table-cell>
              <table:table-cell office:value-type="float" office:value="397.899245836177">
                <text:p>397.899245836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448917479998">
                <text:p>10.0448917479998</text:p>
              </table:table-cell>
              <table:table-cell office:value-type="float" office:value="401.217701072523">
                <text:p>401.217701072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193104771">
                <text:p>10.193104771</text:p>
              </table:table-cell>
              <table:table-cell office:value-type="float" office:value="404.822726002546">
                <text:p>404.822726002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3401897159999">
                <text:p>10.3401897159999</text:p>
              </table:table-cell>
              <table:table-cell office:value-type="float" office:value="407.92754146263">
                <text:p>407.92754146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4862817389999">
                <text:p>10.4862817389999</text:p>
              </table:table-cell>
              <table:table-cell office:value-type="float" office:value="410.700042123626">
                <text:p>410.700042123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6314472469999">
                <text:p>10.6314472469999</text:p>
              </table:table-cell>
              <table:table-cell office:value-type="float" office:value="413.321324236359">
                <text:p>413.321324236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752697789999">
                <text:p>10.7752697789999</text:p>
              </table:table-cell>
              <table:table-cell office:value-type="float" office:value="417.180807246362">
                <text:p>417.180807246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182316819999">
                <text:p>10.9182316819999</text:p>
              </table:table-cell>
              <table:table-cell office:value-type="float" office:value="419.692230873523">
                <text:p>419.692230873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601868619999">
                <text:p>11.0601868619999</text:p>
              </table:table-cell>
              <table:table-cell office:value-type="float" office:value="422.668619771491">
                <text:p>422.668619771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2005975549998">
                <text:p>11.2005975549998</text:p>
              </table:table-cell>
              <table:table-cell office:value-type="float" office:value="427.317882406816">
                <text:p>427.317882406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41454656">
                <text:p>11.341454656</text:p>
              </table:table-cell>
              <table:table-cell office:value-type="float" office:value="425.963615422766">
                <text:p>425.963615422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480649978">
                <text:p>11.480649978</text:p>
              </table:table-cell>
              <table:table-cell office:value-type="float" office:value="431.048968729061">
                <text:p>431.048968729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6195764969998">
                <text:p>11.6195764969998</text:p>
              </table:table-cell>
              <table:table-cell office:value-type="float" office:value="431.882987006073">
                <text:p>431.882987006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7578095229999">
                <text:p>11.7578095229999</text:p>
              </table:table-cell>
              <table:table-cell office:value-type="float" office:value="434.049674930543">
                <text:p>434.049674930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8949088969998">
                <text:p>11.8949088969998</text:p>
              </table:table-cell>
              <table:table-cell office:value-type="float" office:value="437.638759751187">
                <text:p>437.638759751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0323190019999">
                <text:p>12.0323190019999</text:p>
              </table:table-cell>
              <table:table-cell office:value-type="float" office:value="436.649109612198">
                <text:p>436.649109612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168607956">
                <text:p>12.168607956</text:p>
              </table:table-cell>
              <table:table-cell office:value-type="float" office:value="440.241107140431">
                <text:p>440.241107140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30427175">
                <text:p>12.30427175</text:p>
              </table:table-cell>
              <table:table-cell office:value-type="float" office:value="442.269807078984">
                <text:p>442.269807078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4397058559998">
                <text:p>12.4397058559998</text:p>
              </table:table-cell>
              <table:table-cell office:value-type="float" office:value="443.019869751859">
                <text:p>443.0198697518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574335843">
                <text:p>12.574335843</text:p>
              </table:table-cell>
              <table:table-cell office:value-type="float" office:value="445.665942164369">
                <text:p>445.665942164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7080611379999">
                <text:p>12.7080611379999</text:p>
              </table:table-cell>
              <table:table-cell office:value-type="float" office:value="448.681006835771">
                <text:p>448.681006835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8414268479999">
                <text:p>12.8414268479999</text:p>
              </table:table-cell>
              <table:table-cell office:value-type="float" office:value="449.890755277663">
                <text:p>449.890755277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974500369">
                <text:p>12.974500369</text:p>
              </table:table-cell>
              <table:table-cell office:value-type="float" office:value="450.878578616222">
                <text:p>450.878578616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1072846699999">
                <text:p>13.1072846699999</text:p>
              </table:table-cell>
              <table:table-cell office:value-type="float" office:value="451.860645785563">
                <text:p>451.860645785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2389306839998">
                <text:p>13.2389306839998</text:p>
              </table:table-cell>
              <table:table-cell office:value-type="float" office:value="455.767692290679">
                <text:p>455.767692290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3701759669998">
                <text:p>13.3701759669998</text:p>
              </table:table-cell>
              <table:table-cell office:value-type="float" office:value="457.159287012248">
                <text:p>457.159287012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01881357">
                <text:p>13.501881357</text:p>
              </table:table-cell>
              <table:table-cell office:value-type="float" office:value="455.562221105043">
                <text:p>455.5622211050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6328151799999">
                <text:p>13.6328151799999</text:p>
              </table:table-cell>
              <table:table-cell office:value-type="float" office:value="458.246758746734">
                <text:p>458.246758746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7627045709999">
                <text:p>13.7627045709999</text:p>
              </table:table-cell>
              <table:table-cell office:value-type="float" office:value="461.931490617253">
                <text:p>461.931490617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8931497459998">
                <text:p>13.8931497459998</text:p>
              </table:table-cell>
              <table:table-cell office:value-type="float" office:value="459.963352419977">
                <text:p>459.963352419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0227206969998">
                <text:p>14.0227206969998</text:p>
              </table:table-cell>
              <table:table-cell office:value-type="float" office:value="463.066756375027">
                <text:p>463.0667563750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1523277429999">
                <text:p>14.1523277429999</text:p>
              </table:table-cell>
              <table:table-cell office:value-type="float" office:value="462.937794292283">
                <text:p>462.937794292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281531141">
                <text:p>14.281531141</text:p>
              </table:table-cell>
              <table:table-cell office:value-type="float" office:value="464.384071384611">
                <text:p>464.3840713846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4101519839999">
                <text:p>14.4101519839999</text:p>
              </table:table-cell>
              <table:table-cell office:value-type="float" office:value="466.487379499161">
                <text:p>466.487379499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538509388">
                <text:p>14.538509388</text:p>
              </table:table-cell>
              <table:table-cell office:value-type="float" office:value="467.444791887143">
                <text:p>467.44479188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666379602">
                <text:p>14.666379602</text:p>
              </table:table-cell>
              <table:table-cell office:value-type="float" office:value="469.225772938653">
                <text:p>469.2257729386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7942738269999">
                <text:p>14.7942738269999</text:p>
              </table:table-cell>
              <table:table-cell office:value-type="float" office:value="469.13767998566">
                <text:p>469.13767998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9222895109999">
                <text:p>14.9222895109999</text:p>
              </table:table-cell>
              <table:table-cell office:value-type="float" office:value="468.692570513296">
                <text:p>468.6925705132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0494973779998">
                <text:p>15.0494973779998</text:p>
              </table:table-cell>
              <table:table-cell office:value-type="float" office:value="471.668941670373">
                <text:p>471.668941670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1768551939999">
                <text:p>15.1768551939999</text:p>
              </table:table-cell>
              <table:table-cell office:value-type="float" office:value="471.113606407634">
                <text:p>471.113606407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3036410279999">
                <text:p>15.3036410279999</text:p>
              </table:table-cell>
              <table:table-cell office:value-type="float" office:value="473.238989775561">
                <text:p>473.2389897755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30468476">
                <text:p>15.430468476</text:p>
              </table:table-cell>
              <table:table-cell office:value-type="float" office:value="473.083712919616">
                <text:p>473.0837129196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557099101">
                <text:p>15.557099101</text:p>
              </table:table-cell>
              <table:table-cell office:value-type="float" office:value="473.819030744089">
                <text:p>473.8190307440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6832399319999">
                <text:p>15.6832399319999</text:p>
              </table:table-cell>
              <table:table-cell office:value-type="float" office:value="475.65882929718">
                <text:p>475.65882929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810095245">
                <text:p>15.810095245</text:p>
              </table:table-cell>
              <table:table-cell office:value-type="float" office:value="472.979795493177">
                <text:p>472.979795493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935360343">
                <text:p>15.935360343</text:p>
              </table:table-cell>
              <table:table-cell office:value-type="float" office:value="478.984178019005">
                <text:p>478.984178019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61162578">
                <text:p>16.061162578</text:p>
              </table:table-cell>
              <table:table-cell office:value-type="float" office:value="476.939062330508">
                <text:p>476.939062330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186639864">
                <text:p>16.186639864</text:p>
              </table:table-cell>
              <table:table-cell office:value-type="float" office:value="478.174193216219">
                <text:p>478.174193216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3118432939998">
                <text:p>16.3118432939998</text:p>
              </table:table-cell>
              <table:table-cell office:value-type="float" office:value="479.220098044296">
                <text:p>479.220098044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4366430759999">
                <text:p>16.4366430759999</text:p>
              </table:table-cell>
              <table:table-cell office:value-type="float" office:value="480.770070575609">
                <text:p>480.7700705756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618974959998">
                <text:p>16.5618974959998</text:p>
              </table:table-cell>
              <table:table-cell office:value-type="float" office:value="479.025011652592">
                <text:p>479.0250116525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866194659999">
                <text:p>16.6866194659999</text:p>
              </table:table-cell>
              <table:table-cell office:value-type="float" office:value="481.07001517012">
                <text:p>481.070015170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8112603929999">
                <text:p>16.8112603929999</text:p>
              </table:table-cell>
              <table:table-cell office:value-type="float" office:value="481.382812565354">
                <text:p>481.382812565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9356629859999">
                <text:p>16.9356629859999</text:p>
              </table:table-cell>
              <table:table-cell office:value-type="float" office:value="482.305059348671">
                <text:p>482.305059348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0594933369998">
                <text:p>17.0594933369998</text:p>
              </table:table-cell>
              <table:table-cell office:value-type="float" office:value="484.533876513334">
                <text:p>484.5338765133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1836808769999">
                <text:p>17.1836808769999</text:p>
              </table:table-cell>
              <table:table-cell office:value-type="float" office:value="483.140257065683">
                <text:p>483.1402570656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307391435">
                <text:p>17.307391435</text:p>
              </table:table-cell>
              <table:table-cell office:value-type="float" office:value="485.003066593226">
                <text:p>485.003066593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4312104829999">
                <text:p>17.4312104829999</text:p>
              </table:table-cell>
              <table:table-cell office:value-type="float" office:value="484.578107885858">
                <text:p>484.578107885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5547084359998">
                <text:p>17.5547084359998</text:p>
              </table:table-cell>
              <table:table-cell office:value-type="float" office:value="485.83801223017">
                <text:p>485.83801223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781200349999">
                <text:p>17.6781200349999</text:p>
              </table:table-cell>
              <table:table-cell office:value-type="float" office:value="486.17796451992">
                <text:p>486.17796451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01514862">
                <text:p>17.801514862</text:p>
              </table:table-cell>
              <table:table-cell office:value-type="float" office:value="486.244046518735">
                <text:p>486.2440465187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251218259999">
                <text:p>17.9251218259999</text:p>
              </table:table-cell>
              <table:table-cell office:value-type="float" office:value="485.409543753857">
                <text:p>485.409543753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476984209999">
                <text:p>18.0476984209999</text:p>
              </table:table-cell>
              <table:table-cell office:value-type="float" office:value="489.489857341633">
                <text:p>489.4898573416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170936581">
                <text:p>18.170936581</text:p>
              </table:table-cell>
              <table:table-cell office:value-type="float" office:value="486.862186192867">
                <text:p>486.8621861928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2935731759999">
                <text:p>18.2935731759999</text:p>
              </table:table-cell>
              <table:table-cell office:value-type="float" office:value="489.250374246343">
                <text:p>489.250374246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4167193039998">
                <text:p>18.4167193039998</text:p>
              </table:table-cell>
              <table:table-cell office:value-type="float" office:value="487.226037671608">
                <text:p>487.226037671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5391968869999">
                <text:p>18.5391968869999</text:p>
              </table:table-cell>
              <table:table-cell office:value-type="float" office:value="489.885565425924">
                <text:p>489.8855654259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6620834309999">
                <text:p>18.6620834309999</text:p>
              </table:table-cell>
              <table:table-cell office:value-type="float" office:value="488.2552478649">
                <text:p>488.25524786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.7843837739999">
                <text:p>18.7843837739999</text:p>
              </table:table-cell>
              <table:table-cell office:value-type="float" office:value="490.595516972483">
                <text:p>490.5955169724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.906751045">
                <text:p>18.906751045</text:p>
              </table:table-cell>
              <table:table-cell office:value-type="float" office:value="490.327188877043">
                <text:p>490.3271888770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028896283">
                <text:p>19.028896283</text:p>
              </table:table-cell>
              <table:table-cell office:value-type="float" office:value="491.218495149072">
                <text:p>491.2184951490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1508608429999">
                <text:p>19.1508608429999</text:p>
              </table:table-cell>
              <table:table-cell office:value-type="float" office:value="491.946185023235">
                <text:p>491.946185023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272845663">
                <text:p>19.272845663</text:p>
              </table:table-cell>
              <table:table-cell office:value-type="float" office:value="491.86447953082">
                <text:p>491.864479530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3944026689999">
                <text:p>19.3944026689999</text:p>
              </table:table-cell>
              <table:table-cell office:value-type="float" office:value="493.595572764119">
                <text:p>493.595572764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5163337399999">
                <text:p>19.5163337399999</text:p>
              </table:table-cell>
              <table:table-cell office:value-type="float" office:value="492.081300589651">
                <text:p>492.0813005896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637235013">
                <text:p>19.637235013</text:p>
              </table:table-cell>
              <table:table-cell office:value-type="float" office:value="496.272690197101">
                <text:p>496.2726901971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7587001959998">
                <text:p>19.7587001959998</text:p>
              </table:table-cell>
              <table:table-cell office:value-type="float" office:value="493.968712006018">
                <text:p>493.9687120060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8796572509998">
                <text:p>19.8796572509998</text:p>
              </table:table-cell>
              <table:table-cell office:value-type="float" office:value="496.043823157058">
                <text:p>496.043823157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001075402">
                <text:p>20.001075402</text:p>
              </table:table-cell>
              <table:table-cell office:value-type="float" office:value="494.160053548465">
                <text:p>494.160053548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1217967789999">
                <text:p>20.1217967789999</text:p>
              </table:table-cell>
              <table:table-cell office:value-type="float" office:value="497.012223444559">
                <text:p>497.012223444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242561646">
                <text:p>20.242561646</text:p>
              </table:table-cell>
              <table:table-cell office:value-type="float" office:value="496.833238759081">
                <text:p>496.8332387590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3632216679998">
                <text:p>20.3632216679998</text:p>
              </table:table-cell>
              <table:table-cell office:value-type="float" office:value="497.264951601733">
                <text:p>497.2649516017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483362469">
                <text:p>20.483362469</text:p>
              </table:table-cell>
              <table:table-cell office:value-type="float" office:value="499.414016724588">
                <text:p>499.4140167245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603915981">
                <text:p>20.603915981</text:p>
              </table:table-cell>
              <table:table-cell office:value-type="float" office:value="497.704289195594">
                <text:p>497.7042891955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7241888659998">
                <text:p>20.7241888659998</text:p>
              </table:table-cell>
              <table:table-cell office:value-type="float" office:value="498.865558933546">
                <text:p>498.8655589335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8444399799998">
                <text:p>20.8444399799998</text:p>
              </table:table-cell>
              <table:table-cell office:value-type="float" office:value="498.955876616726">
                <text:p>498.9558766167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9643616649998">
                <text:p>20.9643616649998</text:p>
              </table:table-cell>
              <table:table-cell office:value-type="float" office:value="500.326525598734">
                <text:p>500.3265255987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0843828309999">
                <text:p>21.0843828309999</text:p>
              </table:table-cell>
              <table:table-cell office:value-type="float" office:value="499.911823886068">
                <text:p>499.9118238860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2045134749999">
                <text:p>21.2045134749999</text:p>
              </table:table-cell>
              <table:table-cell office:value-type="float" office:value="499.45624198923">
                <text:p>499.45624198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324015575">
                <text:p>21.324015575</text:p>
              </table:table-cell>
              <table:table-cell office:value-type="float" office:value="502.083226988936">
                <text:p>502.0832269889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4436290819999">
                <text:p>21.4436290819999</text:p>
              </table:table-cell>
              <table:table-cell office:value-type="float" office:value="501.61559095521">
                <text:p>501.615590955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5636251429999">
                <text:p>21.5636251429999</text:p>
              </table:table-cell>
              <table:table-cell office:value-type="float" office:value="500.016413039016">
                <text:p>500.0164130390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683400161">
                <text:p>21.683400161</text:p>
              </table:table-cell>
              <table:table-cell office:value-type="float" office:value="500.93918583191">
                <text:p>500.939185831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8031755959998">
                <text:p>21.8031755959998</text:p>
              </table:table-cell>
              <table:table-cell office:value-type="float" office:value="500.937441805837">
                <text:p>500.9374418058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922636758">
                <text:p>21.922636758</text:p>
              </table:table-cell>
              <table:table-cell office:value-type="float" office:value="502.255285277958">
                <text:p>502.2552852779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041620835">
                <text:p>22.041620835</text:p>
              </table:table-cell>
              <table:table-cell office:value-type="float" office:value="504.269155275077">
                <text:p>504.2691552750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1609333499998">
                <text:p>22.1609333499998</text:p>
              </table:table-cell>
              <table:table-cell office:value-type="float" office:value="502.881026354115">
                <text:p>502.881026354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2788545049998">
                <text:p>22.2788545049998</text:p>
              </table:table-cell>
              <table:table-cell office:value-type="float" office:value="508.814554945735">
                <text:p>508.8145549457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3993745789999">
                <text:p>22.3993745789999</text:p>
              </table:table-cell>
              <table:table-cell office:value-type="float" office:value="497.8423760341">
                <text:p>497.8423760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5185285">
                <text:p>22.5185285</text:p>
              </table:table-cell>
              <table:table-cell office:value-type="float" office:value="503.550361552371">
                <text:p>503.550361552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6385448219999">
                <text:p>22.6385448219999</text:p>
              </table:table-cell>
              <table:table-cell office:value-type="float" office:value="499.932000916276">
                <text:p>499.9320009162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7580258799999">
                <text:p>22.7580258799999</text:p>
              </table:table-cell>
              <table:table-cell office:value-type="float" office:value="502.171649668437">
                <text:p>502.1716496684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8777766789999">
                <text:p>22.8777766789999</text:p>
              </table:table-cell>
              <table:table-cell office:value-type="float" office:value="501.040498276632">
                <text:p>501.0404982766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997493415">
                <text:p>22.997493415</text:p>
              </table:table-cell>
              <table:table-cell office:value-type="float" office:value="501.183059317201">
                <text:p>501.183059317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1166604619998">
                <text:p>23.1166604619998</text:p>
              </table:table-cell>
              <table:table-cell office:value-type="float" office:value="503.494896538847">
                <text:p>503.4948965388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237347516">
                <text:p>23.237347516</text:p>
              </table:table-cell>
              <table:table-cell office:value-type="float" office:value="497.153572079906">
                <text:p>497.1535720799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3557638289999">
                <text:p>23.3557638289999</text:p>
              </table:table-cell>
              <table:table-cell office:value-type="float" office:value="506.686946080239">
                <text:p>506.6869460802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474752437">
                <text:p>23.474752437</text:p>
              </table:table-cell>
              <table:table-cell office:value-type="float" office:value="504.249953070677">
                <text:p>504.2499530706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594133182">
                <text:p>23.594133182</text:p>
              </table:table-cell>
              <table:table-cell office:value-type="float" office:value="502.593613400789">
                <text:p>502.5936134007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712795486">
                <text:p>23.712795486</text:p>
              </table:table-cell>
              <table:table-cell office:value-type="float" office:value="505.636566773326">
                <text:p>505.6365667733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8326622759998">
                <text:p>23.8326622759998</text:p>
              </table:table-cell>
              <table:table-cell office:value-type="float" office:value="500.555658494598">
                <text:p>500.5556584945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9499870729999">
                <text:p>23.9499870729999</text:p>
              </table:table-cell>
              <table:table-cell office:value-type="float" office:value="511.400842227588">
                <text:p>511.4008422275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0690343269998">
                <text:p>24.0690343269998</text:p>
              </table:table-cell>
              <table:table-cell office:value-type="float" office:value="504.001545470543">
                <text:p>504.0015454705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18761335">
                <text:p>24.18761335</text:p>
              </table:table-cell>
              <table:table-cell office:value-type="float" office:value="505.991687922038">
                <text:p>505.991687922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307036491">
                <text:p>24.307036491</text:p>
              </table:table-cell>
              <table:table-cell office:value-type="float" office:value="502.415189364471">
                <text:p>502.415189364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426068172">
                <text:p>24.426068172</text:p>
              </table:table-cell>
              <table:table-cell office:value-type="float" office:value="504.067484353076">
                <text:p>504.067484353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5445612569999">
                <text:p>24.5445612569999</text:p>
              </table:table-cell>
              <table:table-cell office:value-type="float" office:value="506.358662195545">
                <text:p>506.358662195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6636692919999">
                <text:p>24.6636692919999</text:p>
              </table:table-cell>
              <table:table-cell office:value-type="float" office:value="503.744352763634">
                <text:p>503.7443527636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7823752429999">
                <text:p>24.7823752429999</text:p>
              </table:table-cell>
              <table:table-cell office:value-type="float" office:value="505.450649226345">
                <text:p>505.4506492263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9008788479998">
                <text:p>24.9008788479998</text:p>
              </table:table-cell>
              <table:table-cell office:value-type="float" office:value="506.31371087873">
                <text:p>506.313710878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019979488">
                <text:p>25.019979488</text:p>
              </table:table-cell>
              <table:table-cell office:value-type="float" office:value="503.775630424106">
                <text:p>503.7756304241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1384443949998">
                <text:p>25.1384443949998</text:p>
              </table:table-cell>
              <table:table-cell office:value-type="float" office:value="506.479104398995">
                <text:p>506.479104398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257234877">
                <text:p>25.257234877</text:p>
              </table:table-cell>
              <table:table-cell office:value-type="float" office:value="505.090971850239">
                <text:p>505.0909718502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376294683">
                <text:p>25.376294683</text:p>
              </table:table-cell>
              <table:table-cell office:value-type="float" office:value="503.948410599646">
                <text:p>503.9484105996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4950735509999">
                <text:p>25.4950735509999</text:p>
              </table:table-cell>
              <table:table-cell office:value-type="float" office:value="505.140358805511">
                <text:p>505.1403588055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6127737669999">
                <text:p>25.6127737669999</text:p>
              </table:table-cell>
              <table:table-cell office:value-type="float" office:value="509.769667712407">
                <text:p>509.769667712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731520499">
                <text:p>25.731520499</text:p>
              </table:table-cell>
              <table:table-cell office:value-type="float" office:value="505.277063119129">
                <text:p>505.2770631191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8496366539998">
                <text:p>25.8496366539998</text:p>
              </table:table-cell>
              <table:table-cell office:value-type="float" office:value="507.974544211068">
                <text:p>507.9745442110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9684004169999">
                <text:p>25.9684004169999</text:p>
              </table:table-cell>
              <table:table-cell office:value-type="float" office:value="505.204605212528">
                <text:p>505.2046052125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086949752">
                <text:p>26.086949752</text:p>
              </table:table-cell>
              <table:table-cell office:value-type="float" office:value="506.11840209763">
                <text:p>506.11840209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2055491919998">
                <text:p>26.2055491919998</text:p>
              </table:table-cell>
              <table:table-cell office:value-type="float" office:value="505.904581000569">
                <text:p>505.9045810005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324137954">
                <text:p>26.324137954</text:p>
              </table:table-cell>
              <table:table-cell office:value-type="float" office:value="505.950133790189">
                <text:p>505.9501337901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442278537">
                <text:p>26.442278537</text:p>
              </table:table-cell>
              <table:table-cell office:value-type="float" office:value="507.869510005663">
                <text:p>507.869510005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